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marker-start="_35_" draw:marker-start-width="0.213cm" draw:marker-start-center="false" draw:marker-end="_35_" draw:marker-end-width="0.213cm" draw:marker-end-center="false" draw:stroke-linejoin="miter" draw:fill="solid" draw:fill-color="#47b8b8" draw:textarea-horizontal-align="left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71cm" svg:stroke-color="#000000" draw:marker-start="_35_" draw:marker-start-width="0.213cm" draw:marker-start-center="false" draw:marker-end="_35_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354cm" fo:padding-top="0cm" fo:padding-bottom="0cm" fo:padding-left="0cm" fo:padding-right="0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058cm" fo:padding-top="0cm" fo:padding-bottom="0cm" fo:padding-left="0cm" fo:padding-right="0cm" fo:wrap-option="no-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058cm" fo:padding-top="0cm" fo:padding-bottom="0cm" fo:padding-left="0cm" fo:padding-right="0cm" fo:wrap-option="no-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058cm" fo:padding-top="0cm" fo:padding-bottom="0cm" fo:padding-left="0cm" fo:padding-right="0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058cm" fo:padding-top="0cm" fo:padding-bottom="0cm" fo:padding-left="0cm" fo:padding-right="0cm" fo:wrap-option="no-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1.894cm" fo:padding-top="0cm" fo:padding-bottom="0cm" fo:padding-left="0cm" fo:padding-right="0cm" fo:wrap-option="no-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1.894cm" fo:padding-top="0cm" fo:padding-bottom="0cm" fo:padding-left="0cm" fo:padding-right="0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1.894cm" fo:padding-top="0cm" fo:padding-bottom="0cm" fo:padding-left="0cm" fo:padding-right="0cm" fo:wrap-option="no-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1.894cm" fo:padding-top="0cm" fo:padding-bottom="0cm" fo:padding-left="0cm" fo:padding-right="0cm" fo:wrap-option="no-wrap"/>
    </style:style>
    <style:style style:name="gr12" style:family="graphic" style:parent-style-name="standard">
      <style:graphic-properties draw:stroke="solid" svg:stroke-width="0.106cm" svg:stroke-color="#002d99" draw:marker-start="msArrowStealthEnd_20_5" draw:marker-start-width="0.318cm" draw:marker-start-center="false" draw:marker-end="_35_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7cm" fo:min-width="0.523cm" fo:padding-top="0cm" fo:padding-bottom="0cm" fo:padding-left="0cm" fo:padding-right="0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7cm" fo:min-width="0.523cm" fo:padding-top="0cm" fo:padding-bottom="0cm" fo:padding-left="0cm" fo:padding-right="0cm" fo:wrap-option="no-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7cm" fo:min-width="0.523cm" fo:padding-top="0cm" fo:padding-bottom="0cm" fo:padding-left="0cm" fo:padding-right="0cm" fo:wrap-option="no-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7cm" fo:min-width="0.523cm" fo:padding-top="0cm" fo:padding-bottom="0cm" fo:padding-left="0cm" fo:padding-right="0cm" fo:wrap-option="no-wrap"/>
    </style:style>
    <style:style style:name="gr17" style:family="graphic" style:parent-style-name="standard">
      <style:graphic-properties draw:stroke="solid" svg:stroke-width="0.071cm" svg:stroke-color="#000000" draw:marker-start="_35_" draw:marker-start-width="0.213cm" draw:marker-start-center="false" draw:marker-end="_35_" draw:marker-end-width="0.213cm" draw:marker-end-center="false" draw:stroke-linejoin="miter" draw:fill="solid" draw:fill-color="#cccc00" draw:textarea-horizontal-align="left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354cm" fo:padding-top="0cm" fo:padding-bottom="0cm" fo:padding-left="0cm" fo:padding-right="0cm" fo:wrap-option="no-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058cm" fo:padding-top="0cm" fo:padding-bottom="0cm" fo:padding-left="0cm" fo:padding-right="0cm" fo:wrap-option="no-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058cm" fo:padding-top="0cm" fo:padding-bottom="0cm" fo:padding-left="0cm" fo:padding-right="0cm" fo:wrap-option="no-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1.894cm" fo:padding-top="0cm" fo:padding-bottom="0cm" fo:padding-left="0cm" fo:padding-right="0cm" fo:wrap-option="no-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1.894cm" fo:padding-top="0cm" fo:padding-bottom="0cm" fo:padding-left="0cm" fo:padding-right="0cm" fo:wrap-option="no-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1.894cm" fo:padding-top="0cm" fo:padding-bottom="0cm" fo:padding-left="0cm" fo:padding-right="0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7cm" fo:min-width="0.523cm" fo:padding-top="0cm" fo:padding-bottom="0cm" fo:padding-left="0cm" fo:padding-right="0cm" fo:wrap-option="no-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058cm" fo:padding-top="0cm" fo:padding-bottom="0cm" fo:padding-left="0cm" fo:padding-right="0cm" fo:wrap-option="no-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058cm" fo:padding-top="0cm" fo:padding-bottom="0cm" fo:padding-left="0cm" fo:padding-right="0cm" fo:wrap-option="no-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489cm" fo:padding-top="0cm" fo:padding-bottom="0cm" fo:padding-left="0cm" fo:padding-right="0cm" fo:wrap-option="no-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489cm" fo:padding-top="0cm" fo:padding-bottom="0cm" fo:padding-left="0cm" fo:padding-right="0cm" fo:wrap-option="no-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017cm" fo:min-width="4.489cm" fo:padding-top="0cm" fo:padding-bottom="0cm" fo:padding-left="0cm" fo:padding-right="0cm" fo:wrap-option="no-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8pt" style:font-weight-asian="normal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pt" style:font-size-asian="18pt" style:font-weight-asian="normal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5pt" style:font-weight-asian="normal"/>
    </style:style>
    <style:style style:name="T1" style:family="text">
      <style:text-properties fo:color="#000000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2" style:family="text">
      <style:text-properties fo:color="#002d99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3" style:family="text">
      <style:text-properties fo:color="#000000" fo:font-family="'Gill Sans'" style:font-pitch="variable" style:font-family-asian="'Gill Sans'" style:font-pitch-asian="variable" style:font-family-complex="'Gill Sans'" style:font-pitch-complex="variable"/>
    </style:style>
    <style:style style:name="T4" style:family="text">
      <style:text-properties fo:color="#000000" fo:font-family="'Gill Sans'" style:font-pitch="variable" style:font-family-asian="'Gill Sans'" style:font-pitch-asian="variable" style:font-size-asian="24pt" style:font-family-complex="'Gill Sans'" style:font-pitch-complex="variable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2d99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drawing>
      <draw:page draw:name="dispersion" draw:style-name="dp1" draw:master-page-name="Обычный">
        <draw:custom-shape draw:style-name="gr1" draw:text-style-name="P1" draw:layer="layout" svg:width="1.834cm" svg:height="1.835cm" svg:x="14.145cm" svg:y="9.053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2" draw:text-style-name="P1" draw:layer="layout" svg:width="1.835cm" svg:height="1.834cm" svg:x="9.417cm" svg:y="4.679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2" draw:text-style-name="P1" draw:layer="layout" svg:width="1.835cm" svg:height="1.835cm" svg:x="9.523cm" svg:y="13.392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2" draw:text-style-name="P1" draw:layer="layout" svg:width="1.835cm" svg:height="1.835cm" svg:x="18.801cm" svg:y="13.392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2" draw:text-style-name="P1" draw:layer="layout" svg:width="1.835cm" svg:height="1.834cm" svg:x="18.766cm" svg:y="4.573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line draw:style-name="gr2" draw:text-style-name="P2" draw:layer="layout" svg:x1="10.939cm" svg:y1="6.253cm" svg:x2="14.361cm" svg:y2="9.313cm">
          <text:p/>
        </draw:line>
        <draw:line draw:style-name="gr2" draw:text-style-name="P2" draw:layer="layout" svg:x1="15.772cm" svg:y1="10.645cm" svg:x2="19.035cm" svg:y2="13.701cm">
          <text:p/>
        </draw:line>
        <draw:line draw:style-name="gr2" draw:text-style-name="P2" draw:layer="layout" svg:x1="19.056cm" svg:y1="6.063cm" svg:x2="15.669cm" svg:y2="9.318cm">
          <text:p/>
        </draw:line>
        <draw:line draw:style-name="gr2" draw:text-style-name="P2" draw:layer="layout" svg:x1="14.333cm" svg:y1="10.561cm" svg:x2="11.066cm" svg:y2="13.582cm">
          <text:p/>
        </draw:line>
        <draw:custom-shape draw:style-name="gr3" draw:text-style-name="P4" draw:layer="layout" svg:width="4.354cm" svg:height="1.017cm" svg:x="16.044cm" svg:y="9.409cm">
          <text:list text:style-name="L1">
            <text:list-header>
              <text:p text:style-name="P3"><text:span text:style-name="T1">UDP Server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4" draw:text-style-name="P4" draw:layer="layout" svg:width="4.058cm" svg:height="1.017cm" svg:x="18.898cm" svg:y="3.5cm">
          <text:list text:style-name="L1">
            <text:list-header>
              <text:p text:style-name="P3"><text:span text:style-name="T1">UDP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5" draw:text-style-name="P4" draw:layer="layout" svg:width="4.058cm" svg:height="1.017cm" svg:x="18.816cm" svg:y="15.353cm">
          <text:list text:style-name="L1">
            <text:list-header>
              <text:p text:style-name="P3"><text:span text:style-name="T1">UDP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6" draw:text-style-name="P4" draw:layer="layout" svg:width="4.058cm" svg:height="1.017cm" svg:x="9.503cm" svg:y="15.353cm">
          <text:list text:style-name="L1">
            <text:list-header>
              <text:p text:style-name="P3"><text:span text:style-name="T1">UDP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7" draw:text-style-name="P4" draw:layer="layout" svg:width="4.058cm" svg:height="1.017cm" svg:x="9.22cm" svg:y="3.641cm">
          <text:list text:style-name="L1">
            <text:list-header>
              <text:p text:style-name="P3"><text:span text:style-name="T1">UDP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8" draw:text-style-name="P4" draw:layer="layout" svg:width="1.894cm" svg:height="1.017cm" svg:x="12.946cm" svg:y="7.204cm">
          <text:list text:style-name="L1">
            <text:list-header>
              <text:p text:style-name="P3"><text:span text:style-name="T1">Wi-Fi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9" draw:text-style-name="P4" draw:layer="layout" svg:width="1.894cm" svg:height="1.017cm" svg:x="17.916cm" svg:y="7.204cm">
          <text:list text:style-name="L1">
            <text:list-header>
              <text:p text:style-name="P3"><text:span text:style-name="T1">Wi-Fi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0" draw:text-style-name="P4" draw:layer="layout" svg:width="1.894cm" svg:height="1.017cm" svg:x="12.871cm" svg:y="11.719cm">
          <text:list text:style-name="L1">
            <text:list-header>
              <text:p text:style-name="P3"><text:span text:style-name="T1">Wi-Fi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1" draw:text-style-name="P4" draw:layer="layout" svg:width="1.894cm" svg:height="1.017cm" svg:x="17.845cm" svg:y="11.684cm">
          <text:list text:style-name="L1">
            <text:list-header>
              <text:p text:style-name="P3"><text:span text:style-name="T1">Wi-Fi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line draw:style-name="gr12" draw:text-style-name="P2" draw:layer="layout" svg:x1="8.5cm" svg:y1="5.667cm" svg:x2="10.304cm" svg:y2="7.395cm">
          <text:p/>
        </draw:line>
        <draw:custom-shape draw:style-name="gr13" draw:text-style-name="P4" draw:layer="layout" svg:width="0.523cm" svg:height="1.017cm" svg:x="8.75cm" svg:y="6.798cm">
          <text:list text:style-name="L2">
            <text:list-header>
              <text:p text:style-name="P3"><text:span text:style-name="T2">V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line draw:style-name="gr12" draw:text-style-name="P2" draw:layer="layout" svg:x1="8.637cm" svg:y1="14.23cm" svg:x2="10.515cm" svg:y2="12.44cm">
          <text:p/>
        </draw:line>
        <draw:custom-shape draw:style-name="gr14" draw:text-style-name="P4" draw:layer="layout" svg:width="0.523cm" svg:height="1.017cm" svg:x="8.847cm" svg:y="12.407cm">
          <text:list text:style-name="L2">
            <text:list-header>
              <text:p text:style-name="P3"><text:span text:style-name="T2">V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line draw:style-name="gr12" draw:text-style-name="P2" draw:layer="layout" svg:x1="22.175cm" svg:y1="14.591cm" svg:x2="20.217cm" svg:y2="12.756cm">
          <text:p/>
        </draw:line>
        <draw:custom-shape draw:style-name="gr15" draw:text-style-name="P4" draw:layer="layout" svg:width="0.523cm" svg:height="1.017cm" svg:x="21.194cm" svg:y="12.619cm">
          <text:list text:style-name="L2">
            <text:list-header>
              <text:p text:style-name="P3"><text:span text:style-name="T2">V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line draw:style-name="gr12" draw:text-style-name="P2" draw:layer="layout" svg:x1="21.685cm" svg:y1="5.301cm" svg:x2="20.005cm" svg:y2="7.078cm">
          <text:p/>
        </draw:line>
        <draw:custom-shape draw:style-name="gr16" draw:text-style-name="P4" draw:layer="layout" svg:width="0.523cm" svg:height="1.017cm" svg:x="20.948cm" svg:y="6.339cm">
          <text:list text:style-name="L2">
            <text:list-header>
              <text:p text:style-name="P3"><text:span text:style-name="T2">V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</draw:page>
      <draw:page draw:name="reduction" draw:style-name="dp1" draw:master-page-name="Обычный">
        <draw:custom-shape draw:style-name="gr1" draw:text-style-name="P1" draw:layer="layout" svg:width="1.834cm" svg:height="1.835cm" svg:x="18.866cm" svg:y="10.768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2" draw:text-style-name="P1" draw:layer="layout" svg:width="1.835cm" svg:height="1.834cm" svg:x="5.848cm" svg:y="4.141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17" draw:text-style-name="P1" draw:layer="layout" svg:width="1.835cm" svg:height="1.835cm" svg:x="14.266cm" svg:y="15.768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17" draw:text-style-name="P1" draw:layer="layout" svg:width="1.835cm" svg:height="1.835cm" svg:x="14.266cm" svg:y="10.768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17" draw:text-style-name="P1" draw:layer="layout" svg:width="1.835cm" svg:height="1.834cm" svg:x="14.266cm" svg:y="7.769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line draw:style-name="gr2" draw:text-style-name="P2" draw:layer="layout" svg:x1="16.266cm" svg:y1="9.103cm" svg:x2="19.266cm" svg:y2="10.603cm">
          <text:p/>
        </draw:line>
        <draw:line draw:style-name="gr2" draw:text-style-name="P2" draw:layer="layout" svg:x1="16.266cm" svg:y1="11.603cm" svg:x2="18.766cm" svg:y2="11.603cm">
          <text:p/>
        </draw:line>
        <draw:line draw:style-name="gr2" draw:text-style-name="P2" draw:layer="layout" svg:x1="14.266cm" svg:y1="8.103cm" svg:x2="7.766cm" svg:y2="5.603cm">
          <text:p/>
        </draw:line>
        <draw:line draw:style-name="gr2" draw:text-style-name="P2" draw:layer="layout" svg:x1="19.266cm" svg:y1="12.603cm" svg:x2="16.266cm" svg:y2="15.603cm">
          <text:p/>
        </draw:line>
        <draw:custom-shape draw:style-name="gr18" draw:text-style-name="P4" draw:layer="layout" svg:width="4.43cm" svg:height="1.017cm" svg:x="21.036cm" svg:y="11.086cm">
          <text:list text:style-name="L1">
            <text:list-header>
              <text:p text:style-name="P3"><text:span text:style-name="T1">Web-Server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9" draw:text-style-name="P6" draw:layer="layout" svg:width="4.058cm" svg:height="1.017cm" svg:x="12.266cm" svg:y="6.603cm">
          <text:list text:style-name="L1">
            <text:list-header>
              <text:p text:style-name="P5"><text:span text:style-name="T3">HTTP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20" draw:text-style-name="P6" draw:layer="layout" svg:width="4.489cm" svg:height="1.017cm" svg:x="4.766cm" svg:y="3.103cm">
          <text:list text:style-name="L1">
            <text:list-header>
              <text:p text:style-name="P7"><text:span text:style-name="T4">HTTP+Video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21" draw:text-style-name="P4" draw:layer="layout" svg:width="1.894cm" svg:height="1.017cm" svg:x="17.766cm" svg:y="14.103cm">
          <text:list text:style-name="L1">
            <text:list-header>
              <text:p text:style-name="P3"><text:span text:style-name="T1">Wi-Fi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22" draw:text-style-name="P4" draw:layer="layout" svg:width="1.894cm" svg:height="1.017cm" svg:x="17.872cm" svg:y="8.603cm">
          <text:list text:style-name="L1">
            <text:list-header>
              <text:p text:style-name="P3"><text:span text:style-name="T1">Wi-Fi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23" draw:text-style-name="P4" draw:layer="layout" svg:width="1.894cm" svg:height="1.017cm" svg:x="16.372cm" svg:y="10.603cm">
          <text:list text:style-name="L1">
            <text:list-header>
              <text:p text:style-name="P3"><text:span text:style-name="T1">Wi-Fi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line draw:style-name="gr12" draw:text-style-name="P2" draw:layer="layout" svg:x1="17.766cm" svg:y1="6.103cm" svg:x2="16.086cm" svg:y2="7.88cm">
          <text:p/>
        </draw:line>
        <draw:custom-shape draw:style-name="gr24" draw:text-style-name="P4" draw:layer="layout" svg:width="0.523cm" svg:height="1.017cm" svg:x="17.029cm" svg:y="7.141cm">
          <text:list text:style-name="L2">
            <text:list-header>
              <text:p text:style-name="P3"><text:span text:style-name="T2">V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2" draw:text-style-name="P1" draw:layer="layout" svg:width="1.835cm" svg:height="1.834cm" svg:x="5.848cm" svg:y="7.769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2" draw:text-style-name="P1" draw:layer="layout" svg:width="1.835cm" svg:height="1.834cm" svg:x="5.848cm" svg:y="10.741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2" draw:text-style-name="P1" draw:layer="layout" svg:width="1.835cm" svg:height="1.834cm" svg:x="5.848cm" svg:y="14.658cm">
          <text:p/>
          <draw:enhanced-geometry draw:glue-points="10800 10800" draw:text-areas="3163 3163 18437 18437" svg:viewBox="0 0 21600 21600" draw:type="ellipse" draw:enhanced-path="U 10800 10800 10800 10800 0 360 Z N"/>
        </draw:custom-shape>
        <draw:custom-shape draw:style-name="gr25" draw:text-style-name="P6" draw:layer="layout" svg:width="4.058cm" svg:height="1.017cm" svg:x="12.208cm" svg:y="9.603cm">
          <text:list text:style-name="L1">
            <text:list-header>
              <text:p text:style-name="P5"><text:span text:style-name="T3">HTTP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26" draw:text-style-name="P6" draw:layer="layout" svg:width="4.058cm" svg:height="1.017cm" svg:x="12.266cm" svg:y="14.603cm">
          <text:list text:style-name="L1">
            <text:list-header>
              <text:p text:style-name="P5"><text:span text:style-name="T3">HTTP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27" draw:text-style-name="P6" draw:layer="layout" svg:width="4.489cm" svg:height="1.017cm" svg:x="4.766cm" svg:y="6.603cm">
          <text:list text:style-name="L1">
            <text:list-header>
              <text:p text:style-name="P7"><text:span text:style-name="T4">HTTP+Video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28" draw:text-style-name="P6" draw:layer="layout" svg:width="4.489cm" svg:height="1.017cm" svg:x="4.766cm" svg:y="9.703cm">
          <text:list text:style-name="L1">
            <text:list-header>
              <text:p text:style-name="P7"><text:span text:style-name="T4">HTTP+Video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29" draw:text-style-name="P6" draw:layer="layout" svg:width="4.489cm" svg:height="1.017cm" svg:x="4.777cm" svg:y="13.603cm">
          <text:list text:style-name="L1">
            <text:list-header>
              <text:p text:style-name="P7"><text:span text:style-name="T4">HTTP+Video Client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line draw:style-name="gr2" draw:text-style-name="P2" draw:layer="layout" svg:x1="14.266cm" svg:y1="8.603cm" svg:x2="7.766cm" svg:y2="8.603cm">
          <text:p/>
        </draw:line>
        <draw:line draw:style-name="gr2" draw:text-style-name="P2" draw:layer="layout" svg:x1="14.266cm" svg:y1="11.603cm" svg:x2="7.766cm" svg:y2="11.603cm">
          <text:p/>
        </draw:line>
        <draw:line draw:style-name="gr2" draw:text-style-name="P2" draw:layer="layout" svg:x1="14.266cm" svg:y1="12.103cm" svg:x2="7.766cm" svg:y2="15.6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_35_" draw:display-name="5" svg:viewBox="0 0 1 1" svg:d=""/>
    <draw:marker draw:name="Arrow" svg:viewBox="0 0 20 30" svg:d="m10 0-10 30h20z"/>
    <draw:marker draw:name="msArrowStealthEnd_20_5" draw:display-name="msArrowStealthEnd 5" svg:viewBox="0 0 318 318" svg:d="m159 0 159 318-159-127-159 127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Евгений Калишенко</meta:initial-creator>
    <meta:creation-date>2012-06-07T20:28:08</meta:creation-date>
    <dc:date>2012-06-07T21:03:33</dc:date>
    <dc:creator>Евгений Калишенко</dc:creator>
    <meta:editing-duration>PT35M25S</meta:editing-duration>
    <meta:editing-cycles>4</meta:editing-cycles>
    <meta:generator>OpenOffice.org/3.3$Linux OpenOffice.org_project/330m20$Build-9567</meta:generator>
    <meta:document-statistic meta:object-count="54"/>
  </office:meta>
</office:document-meta>
</file>